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661" officeooo:paragraph-rsid="00149661"/>
    </style:style>
    <style:style style:name="P2" style:family="paragraph" style:parent-style-name="Standard" style:list-style-name="L1">
      <style:text-properties officeooo:rsid="00149661" officeooo:paragraph-rsid="00149661"/>
    </style:style>
    <style:style style:name="P3" style:family="paragraph" style:parent-style-name="Standard" style:list-style-name="L2">
      <style:text-properties officeooo:rsid="00149661" officeooo:paragraph-rsid="00149661"/>
    </style:style>
    <style:style style:name="P4" style:family="paragraph" style:parent-style-name="Standard">
      <style:text-properties fo:font-weight="bold" officeooo:rsid="00149661" officeooo:paragraph-rsid="00149661" style:font-weight-asian="bold" style:font-weight-complex="bold"/>
    </style:style>
    <style:style style:name="P5" style:family="paragraph" style:parent-style-name="Standard">
      <style:text-properties officeooo:rsid="0015eb98" officeooo:paragraph-rsid="0015eb98"/>
    </style:style>
    <style:style style:name="P6" style:family="paragraph" style:parent-style-name="Standard" style:list-style-name="L2">
      <style:text-properties officeooo:rsid="0015eb98" officeooo:paragraph-rsid="0015eb98"/>
    </style:style>
    <style:style style:name="P7" style:family="paragraph" style:parent-style-name="Standard" style:list-style-name="L2">
      <style:text-properties officeooo:rsid="00171168" officeooo:paragraph-rsid="00171168"/>
    </style:style>
    <style:style style:name="P8" style:family="paragraph" style:parent-style-name="Standard">
      <style:text-properties officeooo:rsid="00189c60" officeooo:paragraph-rsid="00189c60"/>
    </style:style>
    <style:style style:name="T1" style:family="text">
      <style:text-properties officeooo:rsid="00149661"/>
    </style:style>
    <style:style style:name="T2" style:family="text">
      <style:text-properties officeooo:rsid="001711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orkshop Health and safety </text:p>
      <text:p text:style-name="P8">Health and safety guidelines</text:p>
      <text:p text:style-name="P8"/>
      <text:p text:style-name="P1">Order of the workshop</text:p>
      <text:p text:style-name="P1">Cleanliness</text:p>
      <text:p text:style-name="P1">Tools arrangement</text:p>
      <text:list xml:id="list1773412601" text:style-name="L1">
        <text:list-item>
          <text:p text:style-name="P2">Tool rack</text:p>
        </text:list-item>
      </text:list>
      <text:p text:style-name="P1">Tool log book</text:p>
      <text:p text:style-name="P5">Supplies <text:span text:style-name="T1">log book</text:span></text:p>
      <text:p text:style-name="P1">Checklist</text:p>
      <text:list xml:id="list605404927" text:style-name="L2">
        <text:list-item>
          <text:p text:style-name="P3">First aid box</text:p>
        </text:list-item>
        <text:list-item>
          <text:p text:style-name="P3">Fire extinguisher</text:p>
        </text:list-item>
        <text:list-item>
          <text:p text:style-name="P6">Work bench</text:p>
        </text:list-item>
        <text:list-item>
          <text:p text:style-name="P6">Work bench tools</text:p>
          <text:list>
            <text:list-item>
              <text:p text:style-name="P6">Solder iron</text:p>
            </text:list-item>
            <text:list-item>
              <text:p text:style-name="P6">Hot air machine</text:p>
            </text:list-item>
            <text:list-item>
              <text:p text:style-name="P6">Desk bench power</text:p>
            </text:list-item>
            <text:list-item>
              <text:p text:style-name="P6">Desk organizer</text:p>
            </text:list-item>
            <text:list-item>
              <text:p text:style-name="P6">Oscilloscope </text:p>
            </text:list-item>
            <text:list-item>
              <text:p text:style-name="P7">Blades </text:p>
            </text:list-item>
          </text:list>
        </text:list-item>
        <text:list-item>
          <text:p text:style-name="P6"><text:span text:style-name="T2">V</text:span>acuum cleaner</text:p>
        </text:list-item>
        <text:list-item>
          <text:p text:style-name="P6">Blower </text:p>
        </text:list-item>
        <text:list-item>
          <text:p text:style-name="P7">Magnifying glass</text:p>
        </text:list-item>
        <text:list-item>
          <text:p text:style-name="P7">Bench light</text:p>
        </text:list-item>
        <text:list-item>
          <text:p text:style-name="P7">Drill press</text:p>
        </text:list-item>
        <text:list-item>
          <text:p text:style-name="P7">Caliper</text:p>
        </text:list-item>
        <text:list-item>
          <text:p text:style-name="P7">File</text:p>
          <text:list>
            <text:list-item>
              <text:p text:style-name="P7">Round file</text:p>
            </text:list-item>
            <text:list-item>
              <text:p text:style-name="P7">Flat file</text:p>
            </text:list-item>
          </text:list>
        </text:list-item>
        <text:list-item>
          <text:p text:style-name="P7">Sand paper</text:p>
        </text:list-item>
        <text:list-item>
          <text:p text:style-name="P7">Room Thermometer</text:p>
        </text:list-item>
        <text:list-item>
          <text:p text:style-name="P7">Ant-static mat </text:p>
        </text:list-item>
        <text:list-item>
          <text:p text:style-name="P7">Ant-static band</text:p>
        </text:list-item>
        <text:list-item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07:25.720147500</meta:creation-date>
    <dc:date>2017-11-02T15:45:30.832086897</dc:date>
    <meta:editing-duration>PT7M4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1" meta:paragraph-count="33" meta:word-count="94" meta:character-count="454" meta:non-whitespace-character-count="412"/>
  </office:meta>
</office:document-meta>
</file>